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6af859+Museo" svg:font-family="6af859+Museo"/>
    <style:font-face style:name="Gill Sans" svg:font-family="'Gill Sans'" style:font-family-generic="roman" style:font-pitch="variable"/>
    <style:font-face style:name="Gill Sans1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2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Title">
      <style:paragraph-properties fo:line-height="100%" fo:padding="0in" fo:border="none"/>
    </style:style>
    <style:style style:name="P4" style:family="paragraph" style:parent-style-name="Heading_20_1">
      <style:paragraph-properties fo:padding="0in" fo:border="none"/>
    </style:style>
    <style:style style:name="P5" style:family="paragraph" style:parent-style-name="Heading_20_2">
      <style:paragraph-properties fo:padding="0in" fo:border="none"/>
    </style:style>
    <style:style style:name="P6" style:family="paragraph" style:parent-style-name="Heading_20_3">
      <style:paragraph-properties fo:padding="0in" fo:border="none"/>
    </style:style>
    <style:style style:name="P7" style:family="paragraph" style:parent-style-name="Heading_20_2">
      <style:paragraph-properties fo:padding="0in" fo:border="none"/>
      <style:text-properties officeooo:paragraph-rsid="0008b9c4"/>
    </style:style>
    <style:style style:name="P8" style:family="paragraph" style:parent-style-name="Heading_20_2">
      <style:paragraph-properties fo:padding="0in" fo:border="none"/>
      <style:text-properties officeooo:paragraph-rsid="00081428"/>
    </style:style>
    <style:style style:name="P9" style:family="paragraph" style:parent-style-name="Standard">
      <style:paragraph-properties fo:margin-left="0in" fo:margin-right="0.2083in" fo:text-indent="0in" style:auto-text-indent="false"/>
      <style:text-properties officeooo:paragraph-rsid="00081428"/>
    </style:style>
    <style:style style:name="P10" style:family="paragraph" style:parent-style-name="Heading_20_2">
      <style:text-properties officeooo:paragraph-rsid="0012120d"/>
    </style:style>
    <style:style style:name="P11" style:family="paragraph" style:parent-style-name="Standard">
      <style:paragraph-properties fo:margin-top="0.0043in" fo:margin-bottom="0in" style:contextual-spacing="false"/>
      <style:text-properties style:font-name="Merriweather" fo:font-size="9pt" officeooo:paragraph-rsid="000b943d" style:font-size-asian="9pt" style:font-size-complex="9pt"/>
    </style:style>
    <style:style style:name="P12" style:family="paragraph" style:parent-style-name="Standard">
      <style:text-properties style:font-name="Merriweather" fo:font-size="9pt" officeooo:paragraph-rsid="0012120d" style:font-size-asian="9pt" style:font-size-complex="9pt"/>
    </style:style>
    <style:style style:name="P13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bold" style:font-name-asian="Open Sans2" style:font-weight-asian="bold" style:font-name-complex="Open Sans2"/>
    </style:style>
    <style:style style:name="P14" style:family="paragraph" style:parent-style-name="Standard">
      <style:paragraph-properties fo:margin-top="0in" fo:margin-bottom="0in" style:contextual-spacing="false" fo:line-height="115%" fo:padding="0in" fo:border="none"/>
      <style:text-properties fo:color="#000000" loext:opacity="100%" style:font-name="Open Sans" fo:font-weight="normal" style:font-name-asian="Open Sans2" style:font-weight-asian="normal" style:font-name-complex="Open Sans2" style:font-weight-complex="normal"/>
    </style:style>
    <style:style style:name="P15" style:family="paragraph" style:parent-style-name="Standard">
      <style:paragraph-properties fo:margin-top="0.0043in" fo:margin-bottom="0in" style:contextual-spacing="false"/>
    </style:style>
    <style:style style:name="P16" style:family="paragraph" style:parent-style-name="Subtitle">
      <loext:graphic-properties draw:fill="none"/>
      <style:paragraph-properties fo:margin-left="0in" fo:margin-right="-0.1252in" fo:margin-top="0.0043in" fo:margin-bottom="0.0319in" style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Open Sans1" fo:font-size="8.5pt" officeooo:paragraph-rsid="0006edff" style:font-size-asian="8.5pt" style:font-size-complex="8.5pt"/>
    </style:style>
    <style:style style:name="P17" style:family="paragraph" style:parent-style-name="Heading_20_1">
      <style:paragraph-properties fo:padding="0in" fo:border="none"/>
      <style:text-properties officeooo:rsid="0008b9c4" officeooo:paragraph-rsid="00183f20"/>
    </style:style>
    <style:style style:name="P18" style:family="paragraph" style:parent-style-name="Heading_20_1">
      <style:paragraph-properties fo:padding="0in" fo:border="none"/>
      <style:text-properties officeooo:paragraph-rsid="0008b9c4"/>
    </style:style>
    <style:style style:name="P19" style:family="paragraph" style:parent-style-name="Heading_20_1">
      <style:paragraph-properties fo:padding="0in" fo:border="none"/>
    </style:style>
    <style:style style:name="P20" style:family="paragraph" style:parent-style-name="Heading_20_1">
      <style:paragraph-properties fo:padding="0in" fo:border="none"/>
      <style:text-properties officeooo:rsid="00183f20" officeooo:paragraph-rsid="00183f20"/>
    </style:style>
    <style:style style:name="P21" style:family="paragraph" style:parent-style-name="Heading_20_3">
      <style:paragraph-properties fo:padding="0in" fo:border="none"/>
      <style:text-properties officeooo:paragraph-rsid="00081428"/>
    </style:style>
    <style:style style:name="P22" style:family="paragraph" style:parent-style-name="List_20_Paragraph" style:list-style-name="L3">
      <style:paragraph-properties fo:margin-top="0.0398in" fo:margin-bottom="0.0398in" style:contextual-spacing="true"/>
      <style:text-properties style:font-name="Merriweather" fo:font-size="9pt" officeooo:paragraph-rsid="0008b9c4" style:font-size-asian="9pt" style:font-name-complex="Gill Sans1" style:font-size-complex="9pt"/>
    </style:style>
    <style:style style:name="P23" style:family="paragraph" style:parent-style-name="Standard" style:master-page-name="Standard"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4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25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26" style:family="paragraph" style:parent-style-name="Standard" style:list-style-name="WWNum2">
      <style:paragraph-properties fo:margin-left="0.25in" fo:margin-right="0in" fo:margin-top="0.0437in" fo:margin-bottom="0in" style:contextual-spacing="false" fo:text-indent="0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size-complex="9pt"/>
    </style:style>
    <style:style style:name="P27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size-complex="9pt"/>
    </style:style>
    <style:style style:name="P28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1" style:font-size-complex="9pt"/>
    </style:style>
    <style:style style:name="P29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130404" style:font-size-asian="9pt" style:font-name-complex="Gill Sans1" style:font-size-complex="9pt"/>
    </style:style>
    <style:style style:name="P30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style:font-name="Merriweather" fo:font-size="9pt" officeooo:paragraph-rsid="000b943d" style:font-size-asian="9pt" style:font-name-complex="Gill Sans1" style:font-size-complex="9pt"/>
    </style:style>
    <style:style style:name="P31" style:family="paragraph" style:parent-style-name="Standard" style:list-style-name="WWNum2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1" style:font-size-complex="9pt"/>
    </style:style>
    <style:style style:name="P32" style:family="paragraph" style:parent-style-name="Standard" style:list-style-name="WWNum2">
      <style:paragraph-properties fo:margin-left="0.25in" fo:margin-right="0in" fo:margin-top="0.0835in" fo:margin-bottom="0.0791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1" style:font-size-complex="9pt"/>
    </style:style>
    <style:style style:name="P33" style:family="paragraph" style:parent-style-name="Standard" style:list-style-name="WWNum2">
      <style:paragraph-properties fo:margin-left="0.25in" fo:margin-right="0in" fo:margin-top="0.0043in" fo:margin-bottom="0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1" style:font-size-complex="9pt"/>
    </style:style>
    <style:style style:name="P34" style:family="paragraph" style:parent-style-name="Standard">
      <style:paragraph-properties fo:margin-left="0.25in" fo:margin-right="0in" fo:margin-top="0.0437in" fo:margin-bottom="0.0398in" style:contextual-spacing="false" fo:text-indent="-0.25in" style:auto-text-indent="false">
        <style:tab-stops>
          <style:tab-stop style:position="0.25in"/>
        </style:tab-stops>
      </style:paragraph-properties>
      <style:text-properties style:font-name="Merriweather" fo:font-size="9pt" officeooo:paragraph-rsid="000b943d" style:font-size-asian="9pt" style:font-name-complex="Gill Sans1" style:font-size-complex="9pt"/>
    </style:style>
    <style:style style:name="P35" style:family="paragraph" style:parent-style-name="Standard" style:list-style-name="L2">
      <style:paragraph-properties fo:margin-top="0.0437in" fo:margin-bottom="0in" style:contextual-spacing="false"/>
      <style:text-properties fo:font-size="9pt" style:font-size-asian="9pt" style:font-size-complex="9pt"/>
    </style:style>
    <style:style style:name="P36" style:family="paragraph" style:parent-style-name="Standard" style:list-style-name="L2">
      <style:paragraph-properties fo:margin-top="0.0437in" fo:margin-bottom="0in" style:contextual-spacing="false"/>
      <style:text-properties fo:font-size="9pt" fo:language="en" fo:country="US" officeooo:rsid="0006392e" style:letter-kerning="false" style:font-size-asian="9pt" style:font-name-complex="Gill Sans1" style:font-size-complex="9pt" style:language-complex="ar" style:country-complex="SA"/>
    </style:style>
    <style:style style:name="P37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rsid="00081428" officeooo:paragraph-rsid="00081428"/>
    </style:style>
    <style:style style:name="P38" style:family="paragraph" style:parent-style-name="Standard" style:list-style-name="WWNum5">
      <style:paragraph-properties fo:margin-left="0.1252in" fo:margin-right="0.2083in" fo:margin-top="0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39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</style:style>
    <style:style style:name="P40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keep-together="auto" fo:orphans="0" fo:widows="0" fo:text-indent="-0.1874in" style:auto-text-indent="false" fo:padding="0in" fo:border="none" fo:keep-with-next="auto"/>
      <style:text-properties officeooo:paragraph-rsid="00183f20"/>
    </style:style>
    <style:style style:name="P41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keep-together="auto" fo:orphans="0" fo:widows="0" fo:text-indent="0in" style:auto-text-indent="false" fo:padding="0in" fo:border="none" fo:keep-with-next="auto"/>
      <style:text-properties officeooo:paragraph-rsid="00183f20"/>
    </style:style>
    <style:style style:name="P43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</style:style>
    <style:style style:name="P44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paragraph-rsid="00183f20"/>
    </style:style>
    <style:style style:name="P45" style:family="paragraph" style:parent-style-name="Standard">
      <style:paragraph-properties fo:margin-left="0in" fo:margin-right="0.2083in" fo:margin-top="0.222in" fo:margin-bottom="0in" style:contextual-spacing="false" fo:line-height="130%" fo:text-align="start" style:justify-single-word="false" fo:orphans="0" fo:widows="0" fo:text-indent="0in" style:auto-text-indent="false" fo:padding="0in" fo:border="none"/>
    </style:style>
    <style:style style:name="P46" style:family="paragraph" style:parent-style-name="Standard">
      <style:text-properties officeooo:paragraph-rsid="00155f6c"/>
    </style:style>
    <style:style style:name="P47" style:family="paragraph" style:parent-style-name="Standard">
      <style:paragraph-properties fo:margin-left="0in" fo:margin-right="0.2083in" fo:text-indent="0in" style:auto-text-indent="false"/>
      <style:text-properties fo:font-style="italic" fo:font-weight="bold" officeooo:rsid="00155f6c" officeooo:paragraph-rsid="00155f6c" style:font-style-asian="italic" style:font-weight-asian="bold" style:font-style-complex="italic" style:font-weight-complex="bold"/>
    </style:style>
    <style:style style:name="P48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5f6c"/>
    </style:style>
    <style:style style:name="P49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5d7ba"/>
    </style:style>
    <style:style style:name="P50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7535e"/>
    </style:style>
    <style:style style:name="P51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paragraph-rsid="00183f20"/>
    </style:style>
    <style:style style:name="P52" style:family="paragraph" style:parent-style-name="Standard">
      <style:paragraph-properties fo:hyphenation-ladder-count="no-limit"/>
      <style:text-properties officeooo:paragraph-rsid="0008b9c4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text-properties officeooo:paragraph-rsid="0008b9c4"/>
    </style:style>
    <style:style style:name="P54" style:family="paragraph" style:parent-style-name="Standard">
      <style:paragraph-properties fo:padding="0in" fo:border="none"/>
      <style:text-properties officeooo:paragraph-rsid="0008b9c4"/>
    </style:style>
    <style:style style:name="P55" style:family="paragraph" style:parent-style-name="Standard">
      <style:paragraph-properties fo:padding="0in" fo:border="none"/>
    </style:style>
    <style:style style:name="P56" style:family="paragraph" style:parent-style-name="Standard" style:list-style-name="WWNum2">
      <style:paragraph-properties fo:margin-left="0.25in" fo:margin-right="0in" fo:margin-top="0.0437in" fo:margin-bottom="0in" style:contextual-spacing="false" fo:text-indent="-0.25in" style:auto-text-indent="false">
        <style:tab-stops>
          <style:tab-stop style:position="0.5in"/>
        </style:tab-stops>
      </style:paragraph-properties>
      <style:text-properties officeooo:rsid="00183f20" officeooo:paragraph-rsid="00183f20"/>
    </style:style>
    <style:style style:name="P57" style:family="paragraph" style:parent-style-name="Standard" style:list-style-name="WWNum5">
      <style:paragraph-properties fo:margin-left="0.1252in" fo:margin-right="0.2083in" fo:margin-top="0.222in" fo:margin-bottom="0in" style:contextual-spacing="false" fo:line-height="130%" fo:text-align="start" style:justify-single-word="false" fo:orphans="0" fo:widows="0" fo:text-indent="-0.1874in" style:auto-text-indent="false" fo:padding="0in" fo:border="none"/>
      <style:text-properties officeooo:rsid="00183f20" officeooo:paragraph-rsid="00183f20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81428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b9c4" style:font-weight-asian="normal" style:font-weight-complex="normal"/>
    </style:style>
    <style:style style:name="T6" style:family="text">
      <style:text-properties fo:font-weight="normal" officeooo:rsid="000d4d70" style:font-weight-asian="normal" style:font-weight-complex="normal"/>
    </style:style>
    <style:style style:name="T7" style:family="text">
      <style:text-properties fo:font-weight="normal" style:font-weight-asian="normal" style:font-name-complex="Gill Sans1" style:font-weight-complex="normal"/>
    </style:style>
    <style:style style:name="T8" style:family="text">
      <style:text-properties fo:font-weight="normal" officeooo:rsid="000d4d70" style:font-weight-asian="normal" style:font-name-complex="Gill Sans1" style:font-weight-complex="normal"/>
    </style:style>
    <style:style style:name="T9" style:family="text">
      <style:text-properties fo:font-weight="normal" officeooo:rsid="0012120d" style:font-weight-asian="normal" style:font-name-complex="Gill Sans1" style:font-weight-complex="normal"/>
    </style:style>
    <style:style style:name="T10" style:family="text">
      <style:text-properties fo:font-style="italic" fo:font-weight="normal" officeooo:rsid="00081428" style:font-style-asian="italic" style:font-weight-asian="normal"/>
    </style:style>
    <style:style style:name="T11" style:family="text">
      <style:text-properties fo:font-style="italic" fo:font-weight="normal" style:font-style-asian="italic" style:font-weight-asian="normal" style:font-name-complex="Gill Sans1" style:font-style-complex="italic" style:font-weight-complex="normal"/>
    </style:style>
    <style:style style:name="T12" style:family="text">
      <style:text-properties fo:font-style="italic" fo:font-weight="normal" officeooo:rsid="000d4d70" style:font-style-asian="italic" style:font-weight-asian="normal" style:font-name-complex="Gill Sans1" style:font-style-complex="italic" style:font-weight-complex="normal"/>
    </style:style>
    <style:style style:name="T13" style:family="text">
      <style:text-properties fo:font-style="italic" fo:font-weight="normal" officeooo:rsid="0012120d" style:font-style-asian="italic" style:font-weight-asian="normal" style:font-name-complex="Gill Sans1" style:font-style-complex="italic" style:font-weight-complex="normal"/>
    </style:style>
    <style:style style:name="T14" style:family="text">
      <style:text-properties fo:font-style="italic" fo:font-weight="normal" officeooo:rsid="00155f6c" style:font-style-asian="italic" style:font-weight-asian="normal"/>
    </style:style>
    <style:style style:name="T15" style:family="text">
      <style:text-properties fo:color="#2079c7" loext:opacity="100%" style:font-name="Open Sans" fo:font-weight="bold" style:font-name-asian="Open Sans2" style:font-weight-asian="bold" style:font-name-complex="Open Sans2"/>
    </style:style>
    <style:style style:name="T16" style:family="text">
      <style:text-properties officeooo:rsid="00081428"/>
    </style:style>
    <style:style style:name="T17" style:family="text">
      <style:text-properties officeooo:rsid="0008b9c4"/>
    </style:style>
    <style:style style:name="T18" style:family="text">
      <style:text-properties officeooo:rsid="000a2ccb"/>
    </style:style>
    <style:style style:name="T19" style:family="text">
      <style:text-properties style:font-name="Merriweather" fo:font-size="9pt" style:font-size-asian="9pt" style:font-name-complex="Gill Sans1" style:font-size-complex="9pt"/>
    </style:style>
    <style:style style:name="T20" style:family="text">
      <style:text-properties style:font-name="Merriweather" fo:font-size="9pt" fo:font-weight="bold" style:font-size-asian="9pt" style:font-weight-asian="bold" style:font-name-complex="Gill Sans1" style:font-size-complex="9pt"/>
    </style:style>
    <style:style style:name="T21" style:family="text">
      <style:text-properties style:font-name="Merriweather" fo:font-size="9pt" fo:font-weight="bold" officeooo:rsid="0008b9c4" style:font-size-asian="9pt" style:font-weight-asian="bold" style:font-name-complex="Gill Sans1" style:font-size-complex="9pt"/>
    </style:style>
    <style:style style:name="T22" style:family="text">
      <style:text-properties style:font-name-complex="Gill Sans1"/>
    </style:style>
    <style:style style:name="T23" style:family="text">
      <style:text-properties officeooo:rsid="0006392e" style:font-name-complex="Gill Sans1"/>
    </style:style>
    <style:style style:name="T24" style:family="text">
      <style:text-properties officeooo:rsid="000d4d70" style:font-name-complex="Gill Sans1"/>
    </style:style>
    <style:style style:name="T25" style:family="text">
      <style:text-properties officeooo:rsid="0012120d" style:font-name-complex="Gill Sans1"/>
    </style:style>
    <style:style style:name="T26" style:family="text">
      <style:text-properties officeooo:rsid="00151d0b" style:font-name-complex="Gill Sans1"/>
    </style:style>
    <style:style style:name="T27" style:family="text">
      <style:text-properties officeooo:rsid="000d4d70"/>
    </style:style>
    <style:style style:name="T28" style:family="text">
      <style:text-properties officeooo:rsid="00151d0b"/>
    </style:style>
    <style:style style:name="T29" style:family="text">
      <style:text-properties officeooo:rsid="00155f6c"/>
    </style:style>
    <style:style style:name="T30" style:family="text">
      <style:text-properties officeooo:rsid="0015d7ba"/>
    </style:style>
    <style:style style:name="T31" style:family="text">
      <style:text-properties officeooo:rsid="00183f20"/>
    </style:style>
    <style:style style:name="T32" style:family="text">
      <style:text-properties officeooo:rsid="001a32f6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Phillip Pollard</text:p>
            <text:p text:style-name="P16">Systems administrator, software developer, technology generalist, consultant.</text:p>
            <text:p text:style-name="P16">My preferred focus is helping organizations mature as they grow.</text:p>
          </table:table-cell>
          <table:table-cell table:style-name="Table1.A1" office:value-type="string">
            <text:p text:style-name="P14">3540 Burbank Rd #106</text:p>
            <text:p text:style-name="P14">Wooster, OH</text:p>
            <text:p text:style-name="P13">(408) 747-7767</text:p>
            <text:p text:style-name="P13">phil@crescendo.net</text:p>
          </table:table-cell>
        </table:table-row>
        <table:table-row table:style-name="Table1.2">
          <table:table-cell table:style-name="Table1.A1" office:value-type="string">
            <text:p text:style-name="P4"><text:bookmark text:name="_y7d3xdxnr44m"/>EXPERIENCE</text:p>
            <text:p text:style-name="P5"><text:span text:style-name="T2">Sabbatical</text:span><text:span text:style-name="T3"> — </text:span><text:span text:style-name="T10">Elder Care</text:span></text:p>
            <text:p text:style-name="P6"><text:bookmark text:name="_n64fgzu3lwuy"/>M<text:span text:style-name="T16">ay</text:span> 202<text:span text:style-name="T16">3</text:span> - November 202<text:span text:style-name="T16">3</text:span></text:p>
            <text:p text:style-name="P9">After <text:span text:style-name="T28">the significant period at</text:span> Pure, I took time to focus on my father.</text:p>
            <text:p text:style-name="P9"/>
            <text:p text:style-name="P8"><text:bookmark text:name="_rfgvkg2ifhfd Copy 1"/>Pure Storage<text:span text:style-name="T1">, </text:span><text:span text:style-name="T3">Mountain View, CA — </text:span><text:span text:style-name="T14">Sr. Software Engineer</text:span></text:p>
            <text:p text:style-name="P21"><text:span text:style-name="T16">February 2014</text:span> - <text:span text:style-name="T16">May</text:span> 202<text:span text:style-name="T16">3</text:span></text:p>
            <text:list text:style-name="WWNum2">
              <text:list-item>
                <text:p text:style-name="P50">Systems administrator and programmer within Pure from pre-IPO to multi-billion dollar organization.</text:p>
              </text:list-item>
              <text:list-item>
                <text:p text:style-name="P50">Managed multiple site migrations through my tenure.</text:p>
              </text:list-item>
              <text:list-item>
                <text:p text:style-name="P50">Participated in and later managed a team responsible for internal infrastructure automation. Initially for the Flash Array business unit and later company-wide.</text:p>
              </text:list-item>
            </text:list>
            <text:p text:style-name="P47">Acting Manager <text:span text:style-name="T31">of DevOps</text:span></text:p>
            <text:list text:continue-numbering="true" text:style-name="WWNum2">
              <text:list-item>
                <text:p text:style-name="P51"><text:span text:style-name="T29">In addition to duties as </text:span><text:span text:style-name="T31">a </text:span><text:span text:style-name="T29">senior member of the team, served as the acting manager for my final half-year at Pure.</text:span></text:p>
              </text:list-item>
              <text:list-item>
                <text:p text:style-name="P51"><text:span text:style-name="T29">Participated in product planning, requirements gathering, team budgeting, compensation planning and reviews, managed projects, reported to exectiutive team</text:span></text:p>
              </text:list-item>
              <text:list-item>
                <text:p text:style-name="P51"><text:span text:style-name="T31">F</text:span><text:span text:style-name="T29">acilitated communication and planning between business units.</text:span></text:p>
              </text:list-item>
            </text:list>
            <text:p text:style-name="P47"><text:span text:style-name="T31">Sr. </text:span>DevOps Engineer</text:p>
            <text:list text:continue-numbering="true" text:style-name="WWNum2">
              <text:list-item>
                <text:p text:style-name="P48"><text:span text:style-name="T29">Senior member of a team </text:span><text:span text:style-name="T32">responsible</text:span><text:span text:style-name="T29"> for infrastructure related automation.</text:span></text:p>
              </text:list-item>
              <text:list-item>
                <text:p text:style-name="P48"><text:span text:style-name="T32">Initial area of</text:span><text:span text:style-name="T29"> focus was array log reception and searching tools for developers and support.</text:span></text:p>
              </text:list-item>
              <text:list-item>
                <text:p text:style-name="P48">Created and led development on a self-service system (SPOG) to allow engineers to automatically provision virtual resources across VMware, multiple open-stack deployments and AWS. (Hybrid cloud interface)</text:p>
              </text:list-item>
              <text:list-item>
                <text:p text:style-name="P48"><text:span text:style-name="T29">Assumed product ownership and lead development of a system to control package automation and deployment via decentralized puppet.</text:span></text:p>
              </text:list-item>
              <text:list-item>
                <text:p text:style-name="P48"><text:span text:style-name="T29">T</text:span>his also included managing access controls on end systems, ownership and inventory tracking, as well as IP address management.</text:p>
              </text:list-item>
              <text:list-item>
                <text:p text:style-name="P48"><text:soft-page-break/>Scale was approximately 10k active systems, 8m requests / 10gb a day.</text:p>
              </text:list-item>
              <text:list-item>
                <text:p text:style-name="P48">Deployment automation reduced related errors by a factor of 15.</text:p>
              </text:list-item>
              <text:list-item>
                <text:p text:style-name="P48">This included guiding changes in the puppet modules with approximately 50 active developer/contributors.</text:p>
              </text:list-item>
              <text:list-item>
                <text:p text:style-name="P48"><text:span text:style-name="T29">Said system was used both for manual changes in a UI as well as automation via API.</text:span></text:p>
              </text:list-item>
              <text:list-item>
                <text:p text:style-name="P56">Implemented first regular SCRUM within Infrastructure Shared Services. Roles of scrum master and product owners were rotated through members of the team.</text:p>
              </text:list-item>
            </text:list>
            <text:p text:style-name="P47">Englab</text:p>
            <text:list text:continue-numbering="true" text:style-name="WWNum2">
              <text:list-item>
                <text:p text:style-name="P49">Initial infrastructure automation <text:span text:style-name="T30">hire </text:span>within Pure Storage.</text:p>
              </text:list-item>
              <text:list-item>
                <text:p text:style-name="P49">Moved from “hand curated” infrastructure to automated and monitored.</text:p>
              </text:list-item>
              <text:list-item>
                <text:p text:style-name="P49">Vastly improved testing <text:span text:style-name="T30">uptimes</text:span>. </text:p>
              </text:list-item>
              <text:list-item>
                <text:p text:style-name="P49">Proved to core development that <text:span text:style-name="T30">VMware </text:span>overcommit was usable with testing of virtualized storage arrays, representing a significant capital savings for the company.</text:p>
              </text:list-item>
              <text:list-item>
                <text:p text:style-name="P49">Grew from a “startup closet” to multiple-geographic datacenters and cloud installations, representing hundreds of physical systems and over 10k V<text:span text:style-name="T30">M</text:span>s.</text:p>
              </text:list-item>
              <text:list-item>
                <text:p text:style-name="P49">Managed initial cloud infrastructure in AWS. </text:p>
              </text:list-item>
              <text:list-item>
                <text:p text:style-name="P49">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        </text:list-item>
            </text:list>
            <text:p text:style-name="P46"/>
            <text:p text:style-name="Heading_20_2"><text:span text:style-name="T22">Kovarus, Inc.</text:span><text:span text:style-name="T7">, </text:span><text:span text:style-name="T8">San Ramon, CA </text:span><text:span text:style-name="T7">- </text:span><text:span text:style-name="T11">Senior Development Consultant</text:span></text:p>
            <text:p text:style-name="Heading_20_3"><text:span text:style-name="T22">Mar</text:span><text:span text:style-name="T24">ch</text:span><text:span text:style-name="T22"> 2013 – </text:span><text:span text:style-name="T23">Feb</text:span><text:span text:style-name="T24">ruary</text:span><text:span text:style-name="T23"> 2014</text:span><text:span text:style-name="T22"><text:tab/></text:span></text:p>
            <text:list text:continue-numbering="true" text:style-name="WWNum2">
              <text:list-item>
                <text:p text:style-name="P28">Professional Services consultant with a focus on automation. </text:p>
              </text:list-item>
              <text:list-item>
                <text:p text:style-name="P28">Primary team resource for development consulting and continuous integration projects. (DevOps)</text:p>
              </text:list-item>
              <text:list-item>
                <text:p text:style-name="P28">Tasks included SDLC products such as: Chef, Puppet, Jenkins, Cobbler, Kickstart, Runbook, Jira, etc.</text:p>
              </text:list-item>
              <text:list-item>
                <text:p text:style-name="P28">Responsibilities include pre-sales: Requirements gathering, calculate level of effort, and author statements of work.</text:p>
              </text:list-item>
              <text:list-item>
                <text:p text:style-name="P28">Additionally, author internal tools as required. Focusing on automation of repetitive tasks and standardizing proposal processes. Example: UCS as-built document generator.</text:p>
              </text:list-item>
              <text:list-item>
                <text:p text:style-name="P24"><text:span text:style-name="T22">Clients: Macy’s, RMS, StubHub, Align technologies</text:span></text:p>
                <text:p text:style-name="P26"><text:span text:style-name="T22"/></text:p>
              </text:list-item>
            </text:list>
            <text:p text:style-name="Heading_20_2"><text:soft-page-break/><text:span text:style-name="T22">TSSLink, Inc.</text:span><text:span text:style-name="T7">, San Jose, CA - </text:span><text:span text:style-name="T11">Program Director, Virtualization Solutions</text:span></text:p>
            <text:p text:style-name="P15">(Formerly: nPivot Professional Services)</text:p>
            <text:p text:style-name="P15"><text:span text:style-name="T22">Mar</text:span><text:span text:style-name="T24">ch</text:span><text:span text:style-name="T22"> 2012 – Mar</text:span><text:span text:style-name="T24">ch</text:span><text:span text:style-name="T22"> 2013</text:span></text:p>
            <text:list text:continue-numbering="true" text:style-name="WWNum2">
              <text:list-item>
                <text:p text:style-name="P29">Co-managed the Virtualization team as well as general consulting duties.</text:p>
              </text:list-item>
              <text:list-item>
                <text:p text:style-name="P25"><text:span text:style-name="T22">Management duties included: Respond to RFPs, calculate level of effort, and author statements of work, coordinate resources and mentor personnel, direct interaction with VARs and customers as necessary.</text:span></text:p>
              </text:list-item>
              <text:list-item>
                <text:p text:style-name="P29">Handled escalations as necessary, including storage related issues.</text:p>
              </text:list-item>
              <text:list-item>
                <text:p text:style-name="P29">Provided consultation focusing on virtualization, automation, Linux, and programming technologies.</text:p>
              </text:list-item>
              <text:list-item>
                <text:p text:style-name="P29">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        </text:list-item>
              <text:list-item>
                <text:p text:style-name="P29">Clients: Charles Schwab, One Legal, Intuit, Silicon Valley Bank, IAS, Service Source</text:p>
                <text:p text:style-name="P29"/>
              </text:list-item>
            </text:list>
            <text:p text:style-name="P10"><text:span text:style-name="T22">Crescendo Communications, </text:span><text:span text:style-name="T7">San Jose, CA - </text:span><text:span text:style-name="T11">Principal</text:span><text:span text:style-name="T7"> </text:span></text:p>
            <text:p text:style-name="P15">(independent consulting)</text:p>
            <text:p text:style-name="P11"><text:span text:style-name="T22">Sep</text:span><text:span text:style-name="T26">tember</text:span><text:span text:style-name="T22"> 2011 – Mar</text:span><text:span text:style-name="T26">ch</text:span><text:span text:style-name="T22"> 2012</text:span></text:p>
            <text:list text:continue-numbering="true" text:style-name="WWNum2">
              <text:list-item>
                <text:p text:style-name="P33">Independent consulting in VMware, virtualization, Linux, and datacenter automation.</text:p>
              </text:list-item>
              <text:list-item>
                <text:p text:style-name="P30">Published: VMware::vCloud on CPAN. A Perl SDK for vCloud Director</text:p>
              </text:list-item>
              <text:list-item>
                <text:p text:style-name="P30">Clients: 8x8, Kovarus</text:p>
                <text:p text:style-name="P30"/>
              </text:list-item>
            </text:list>
            <text:p text:style-name="Heading_20_2">CA <text:span text:style-name="T27">Technologies</text:span><text:span text:style-name="T4">, </text:span><text:span text:style-name="T6">San Jose, CA - </text:span><text:span text:style-name="T12">Senior Services Specialist</text:span></text:p>
            <text:p text:style-name="P15">(Formerly: 4Base Technology)</text:p>
            <text:p text:style-name="P15">Mar<text:span text:style-name="T28">ch</text:span> 2010 – Sep<text:span text:style-name="T28">tember</text:span> 2011</text:p>
            <text:list text:continue-numbering="true" text:style-name="WWNum2">
              <text:list-item>
                <text:p text:style-name="P31">Lead of the “Automation and Integration” team on VMware and related virtualization technologies.</text:p>
              </text:list-item>
              <text:list-item>
                <text:p text:style-name="P31">Most engagements were single-person with interaction to technical staff through senior management.</text:p>
              </text:list-item>
              <text:list-item>
                <text:p text:style-name="P31">Focus included VMware Lab Manager &amp; vCloud Director. Automation focused on Perl &amp; PowerScript.</text:p>
              </text:list-item>
              <text:list-item>
                <text:p text:style-name="P31">Published: VMware::API::LabManager on CPAN. A comprehensive API module available for Lab Manager.</text:p>
              </text:list-item>
              <text:list-item>
                <text:p text:style-name="P31">Clients include a wide range of companies from startups to fortune 50 companies, including clients such as: eBay, Paypal, Iron Mountain, Blue Cross, WalMart, APS, Symantec/Verisign, LaFarge.</text:p>
              </text:list-item>
            </text:list>
            <text:p text:style-name="P34"/>
            <text:p text:style-name="Heading_20_2"><text:soft-page-break/><text:span text:style-name="T22">FusionOne, Inc.</text:span><text:span text:style-name="T7">, </text:span><text:span text:style-name="T9">Redwood City, CA – </text:span><text:span text:style-name="T13">Senior Linux Engineer</text:span></text:p>
            <text:p text:style-name="P12"><text:span text:style-name="T22">Nov</text:span><text:span text:style-name="T25">ember</text:span><text:span text:style-name="T22"> 2007 – Feb</text:span><text:span text:style-name="T25">ruary</text:span><text:span text:style-name="T22"> 201</text:span><text:span text:style-name="T25">0</text:span></text:p>
            <text:list text:continue-numbering="true" text:style-name="WWNum2">
              <text:list-item>
                <text:p text:style-name="P32">Responsible for all customer and productions systems, maintenance of data center facilities, product installations, and general administration and troubleshooting. 12 million active users.</text:p>
              </text:list-item>
              <text:list-item>
                <text:p text:style-name="P32">Managed migration of 4.88 million users / 5 TB of data cross-country in 6 hour downtime window.</text:p>
              </text:list-item>
              <text:list-item>
                <text:p text:style-name="P27"><text:span text:style-name="T22">Lead designer in refactoring existing architecture and bringing an organically-grown data center to carrier-grade and operationally capable status.</text:span></text:p>
              </text:list-item>
              <text:list-item>
                <text:p text:style-name="P32">Project managed a data-center move over 3-months concurrent with live production.</text:p>
              </text:list-item>
              <text:list-item>
                <text:p text:style-name="P32">Migrated from a mixed Solaris &amp; RedHat 4 environment to a standardized CentOs 5 environment.</text:p>
              </text:list-item>
              <text:list-item>
                <text:p text:style-name="P32">Met a greater than 300% server growth rate with limited resources via virtualization technologies.</text:p>
              </text:list-item>
              <text:list-item>
                <text:p text:style-name="P32">Improved a 95% (estimated) annual uptime to "5 nines" (99.999%)</text:p>
              </text:list-item>
              <text:list-item>
                <text:p text:style-name="P32">Responsible for creating and implementing: inventory control systems, security protocols, backup systems, development systems, and input of design on future products.</text:p>
              </text:list-item>
            </text:list>
            <text:p text:style-name="P52"><text:span text:style-name="T21"/></text:p>
            <text:p text:style-name="P52"><text:span text:style-name="T21"/></text:p>
            <text:p text:style-name="P52"><text:span text:style-name="T21">Earlier </text:span><text:span text:style-name="T20">employment history can be </text:span><text:span text:style-name="T21">re</text:span><text:span text:style-name="T20">viewed at: </text:span><text:a xlink:type="simple" xlink:href="http://www.linkedin.com/in/ppollard/" text:style-name="Internet_20_link" text:visited-style-name="Visited_20_Internet_20_Link"><text:span text:style-name="Internet_20_link"><text:span text:style-name="T19">http://www.linkedin.com/in/ppollard/</text:span></text:span></text:a></text:p>
            <text:p text:style-name="P52"><text:span text:style-name="Internet_20_link"><text:span text:style-name="T19"/></text:span></text:p>
            <text:p text:style-name="P18"><text:bookmark text:name="_q9ms1eecpcij"/>EDUCATION</text:p>
            <text:p text:style-name="P7"><text:span text:style-name="T17">B.S. in Media Arts &amp; Design - </text:span><text:span text:style-name="T5">James Madison University </text:span></text:p>
            <text:p text:style-name="P53">Harrisonburg, Va - 1997</text:p>
            <text:p text:style-name="P7"><text:span text:style-name="T17">High School Diploma </text:span><text:span text:style-name="T5">- Naples American High School</text:span></text:p>
            <text:p text:style-name="P54"><text:span text:style-name="T5">Naples, Italy – 1993</text:span></text:p>
            <text:p text:style-name="P54"><text:span text:style-name="T5"/></text:p>
            <text:p text:style-name="P2"><text:span text:style-name="T15">REFERENCES</text:span> </text:p>
            <text:p text:style-name="P2"/>
            <text:p text:style-name="P2">Provided Upon Request</text:p>
          </table:table-cell>
          <table:table-cell table:style-name="Table1.A1" office:value-type="string">
            <text:p text:style-name="P4"><text:bookmark text:name="_ca0awj8022e2"/>SKILLS</text:p>
            <text:list text:style-name="WWNum5">
              <text:list-item>
                <text:p text:style-name="P37">System administration and <text:span text:style-name="T17">monitoring</text:span></text:p>
              </text:list-item>
              <text:list-item>
                <text:p text:style-name="P38">Python, <text:span text:style-name="T16">Perl, shell scripting</text:span></text:p>
              </text:list-item>
              <text:list-item>
                <text:p text:style-name="P38">Incident response setup and practice</text:p>
              </text:list-item>
              <text:list-item>
                <text:p text:style-name="P38">Agile methodologies (Certified Scrum Master)</text:p>
              </text:list-item>
              <text:list-item>
                <text:p text:style-name="P38">Public speaking, presentation planning</text:p>
              </text:list-item>
              <text:list-item>
                <text:p text:style-name="P38">Jira and Confluence</text:p>
              </text:list-item>
              <text:list-item>
                <text:p text:style-name="P38">Software development and design</text:p>
              </text:list-item>
              <text:list-item>
                <text:p text:style-name="P38">Database design and administration</text:p>
              </text:list-item>
              <text:list-item>
                <text:p text:style-name="P38">Codebase refactoring</text:p>
              </text:list-item>
              <text:list-item>
                <text:p text:style-name="P38">Version Control </text:p>
              </text:list-item>
              <text:list-item>
                <text:p text:style-name="P38">Code testing and Continuous Integration</text:p>
              </text:list-item>
              <text:list-item>
                <text:p text:style-name="P38">Linux</text:p>
              </text:list-item>
              <text:list-item>
                <text:p text:style-name="P38">Virtualization with a focus on VMWare</text:p>
              </text:list-item>
              <text:list-item>
                <text:p text:style-name="P38">Networking and software defined services<text:bookmark text:name="_kxqdqvk5xc3"/></text:p>
              </text:list-item>
            </text:list>
            <text:p text:style-name="P4"><text:bookmark text:name="_bp8pjr5z2t31"/></text:p>
            <text:p text:style-name="P4"><text:bookmark text:name="_baaolff93yvo"/></text:p>
            <text:p text:style-name="P4"/>
            <text:p text:style-name="P55"/>
            <text:p text:style-name="P55"><text:bookmark text:name="_afsti3p0vcx5"/></text:p>
            <text:p text:style-name="P20"><text:soft-page-break/>CERTIFICATIONS</text:p>
            <text:list text:continue-numbering="true" text:style-name="WWNum5">
              <text:list-item>
                <text:p text:style-name="P39">VMware Certified Professional <text:s/>- v4 and v5 (VCP #72212)</text:p>
              </text:list-item>
              <text:list-item>
                <text:p text:style-name="P43">Scrum Alliance Certified ScrumMaster (747082)</text:p>
              </text:list-item>
              <text:list-item>
                <text:p text:style-name="P43">DoD Collateral Secret and SCI Top Secret clearances. Lapsed.</text:p>
              </text:list-item>
            </text:list>
            <text:p text:style-name="P41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45"/>
            <text:p text:style-name="P17"><text:soft-page-break/><text:span text:style-name="T31">EXTERNAL</text:span> ORGANIZATIONS</text:p>
            <text:list text:continue-numbering="true" text:style-name="WWNum5">
              <text:list-item>
                <text:p text:style-name="P40">Member <text:span text:style-name="T31">in good standing</text:span>, American Federation of Musicians (local #159)</text:p>
              </text:list-item>
              <text:list-item>
                <text:p text:style-name="P57">Historian, James Madison University Marching Royal Dukes Alumni band</text:p>
              </text:list-item>
              <text:list-item>
                <text:p text:style-name="P44"><text:span text:style-name="T31">Alumni</text:span>, Phi Mu Alpha Sinfonia</text:p>
              </text:list-item>
            </text:list>
            <text:p text:style-name="P4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6af859+Museo" svg:font-family="6af859+Museo"/>
    <style:font-face style:name="Gill Sans" svg:font-family="'Gill Sans'" style:font-family-generic="roman" style:font-pitch="variable"/>
    <style:font-face style:name="Gill Sans1" svg:font-family="'Gill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" svg:font-family="Merriweather" style:font-pitch="variable"/>
    <style:font-face style:name="Merriweather1" svg:font-family="Merriweather" style:font-family-generic="roman" style:font-pitch="variable"/>
    <style:font-face style:name="Merriweather2" svg:font-family="Merriweather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Open Sans2" svg:font-family="'Open Sans'" style:font-family-generic="system" style:font-pitch="variable"/>
    <style:font-face style:name="OpenSymbol" svg:font-family="OpenSymbol" style:font-charset="x-symbol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loext:opacity="100%" style:font-name="Merriweather1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style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style:contextual-spacing="false" fo:line-height="100%" fo:break-before="auto" fo:break-after="auto"/>
      <style:text-properties fo:color="#2079c7" loext:opacity="100%" style:font-name="Open Sans" fo:font-family="'Open Sans'" style:font-family-generic="roman" style:font-pitch="variable" fo:font-weight="bold" style:font-name-asian="Open Sans2" style:font-family-asian="'Open Sans'" style:font-family-generic-asian="system" style:font-pitch-asian="variable" style:font-weight-asian="bold" style:font-name-complex="Open Sans2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style:contextual-spacing="false" fo:line-height="100%" fo:keep-together="always" fo:break-before="auto" fo:break-after="auto" fo:keep-with-next="always"/>
      <style:text-properties fo:color="#000000" loext:opacity="100%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style:contextual-spacing="false" fo:line-height="100%" fo:keep-together="always" fo:break-before="auto" fo:break-after="auto" fo:keep-with-next="always"/>
      <style:text-properties fo:color="#666666" loext:opacity="100%" style:font-name="Open Sans" fo:font-family="'Open Sans'" style:font-family-generic="roman" style:font-pitch="variable" fo:font-size="8pt" style:font-name-asian="Open Sans2" style:font-family-asian="'Open Sans'" style:font-family-generic-asian="system" style:font-pitch-asian="variable" style:font-size-asian="8pt" style:font-name-complex="Open Sans2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style:contextual-spacing="false" fo:line-height="100%" fo:break-before="auto" fo:break-after="auto"/>
      <style:text-properties fo:color="#000000" loext:opacity="100%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style:contextual-spacing="false" fo:line-height="115%" fo:break-before="auto" fo:break-after="auto"/>
      <style:text-properties fo:color="#000000" loext:opacity="100%" style:font-name="Open Sans" fo:font-family="'Open Sans'" style:font-family-generic="roman" style:font-pitch="variable" style:font-name-asian="Open Sans2" style:font-family-asian="'Open Sans'" style:font-family-generic-asian="system" style:font-pitch-asian="variable" style:font-name-complex="Open Sans2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X86_64 LibreOffice_project/e19e193f88cd6c0525a17fb7a176ed8e6a3e2aa1</meta:generator>
    <dc:date>2023-12-27T16:33:29.993734547</dc:date>
    <meta:editing-duration>PT3H58M44S</meta:editing-duration>
    <meta:editing-cycles>16</meta:editing-cycles>
    <meta:print-date>2023-12-27T16:33:34.983924116</meta:print-date>
    <meta:document-statistic meta:table-count="1" meta:image-count="0" meta:object-count="0" meta:page-count="4" meta:paragraph-count="114" meta:word-count="1123" meta:character-count="7742" meta:non-whitespace-character-count="6786"/>
  </office:meta>
</office:document-meta>
</file>